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0.881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8" style:family="graphic" style:parent-style-name="standard">
      <style:graphic-properties svg:stroke-color="#198a8a" draw:textarea-horizontal-align="justify" draw:textarea-vertical-align="middle" draw:auto-grow-height="false"/>
    </style:style>
    <style:style style:name="gr9" style:family="graphic" style:parent-style-name="standard">
      <style:graphic-properties svg:stroke-color="#00808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198a8a" draw:fill="none" draw:textarea-vertical-align="middle"/>
    </style:style>
    <style:style style:name="gr12" style:family="graphic" style:parent-style-name="objectwithoutfill">
      <style:graphic-properties svg:stroke-color="#008080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762cm"/>
    </style:style>
    <style:style style:name="gr16" style:family="graphic" style:parent-style-name="standard">
      <style:graphic-properties draw:stroke="none" svg:stroke-color="#000000" draw:fill="none" draw:fill-color="#ffffff" fo:min-height="1.27cm"/>
    </style:style>
    <style:style style:name="gr17" style:family="graphic" style:parent-style-name="standard">
      <style:graphic-properties draw:stroke="none" svg:stroke-color="#000000" draw:fill="none" draw:fill-color="#ffffff" fo:min-height="1.524cm"/>
    </style:style>
    <style:style style:name="gr18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7.112cm" svg:x="2.524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1cm" svg:y1="4.175cm" svg:x2="6.51cm" svg:y2="11.287cm">
          <text:p/>
        </draw:line>
        <draw:line draw:style-name="gr2" draw:text-style-name="P1" draw:layer="layout" svg:x1="2.524cm" svg:y1="6.588cm" svg:x2="6.461cm" svg:y2="6.588cm">
          <text:p/>
        </draw:line>
        <draw:line draw:style-name="gr2" draw:text-style-name="P1" draw:layer="layout" svg:x1="6.561cm" svg:y1="8.928cm" svg:x2="10.498cm" svg:y2="8.928cm">
          <text:p/>
        </draw:line>
        <draw:line draw:style-name="gr2" draw:text-style-name="P1" draw:layer="layout" svg:x1="5.121cm" svg:y1="4.175cm" svg:x2="5.121cm" svg:y2="6.588cm">
          <text:p/>
        </draw:line>
        <draw:line draw:style-name="gr2" draw:text-style-name="P1" draw:layer="layout" svg:x1="3.667cm" svg:y1="6.588cm" svg:x2="3.667cm" svg:y2="11.287cm">
          <text:p/>
        </draw:line>
        <draw:line draw:style-name="gr2" draw:text-style-name="P1" draw:layer="layout" svg:x1="9.001cm" svg:y1="4.175cm" svg:x2="9.001cm" svg:y2="9.001cm">
          <text:p/>
        </draw:line>
        <draw:line draw:style-name="gr3" draw:text-style-name="P1" draw:layer="layout" svg:x1="12.684cm" svg:y1="4.81cm" svg:x2="18.907cm" svg:y2="4.81cm">
          <text:p/>
        </draw:line>
        <draw:line draw:style-name="gr3" draw:text-style-name="P1" draw:layer="layout" svg:x1="12.683cm" svg:y1="6.409cm" svg:x2="19.542cm" svg:y2="6.334cm">
          <text:p/>
        </draw:line>
        <draw:line draw:style-name="gr3" draw:text-style-name="P1" draw:layer="layout" svg:x1="12.683cm" svg:y1="8.809cm" svg:x2="19.542cm" svg:y2="8.901cm">
          <text:p/>
        </draw:line>
        <draw:frame draw:style-name="gr4" draw:layer="layout" svg:width="2.032cm" svg:height="1.393cm" svg:x="1.462cm" svg:y="11.422cm">
          <draw:text-box>
            <text:p>(0,0)</text:p>
          </draw:text-box>
        </draw:frame>
        <draw:frame draw:style-name="gr5" draw:layer="layout" svg:width="3.302cm" svg:height="1.131cm" svg:x="9.698cm" svg:y="3.063cm">
          <draw:text-box>
            <text:p>(100,100)</text:p>
          </draw:text-box>
        </draw:frame>
        <draw:frame draw:style-name="gr6" draw:layer="layout" svg:width="2.921cm" svg:height="0.962cm" svg:x="1.635cm" svg:y="5.426cm">
          <draw:text-box>
            <text:p>B(0,75)</text:p>
          </draw:text-box>
        </draw:frame>
        <draw:frame draw:style-name="gr6" draw:layer="layout" svg:width="3.133cm" svg:height="0.962cm" svg:x="3.836cm" svg:y="3.326cm">
          <draw:text-box>
            <text:p>D(30,90)</text:p>
          </draw:text-box>
        </draw:frame>
        <draw:frame draw:style-name="gr6" draw:layer="layout" svg:width="3.133cm" svg:height="0.962cm" svg:x="4.852cm" svg:y="7.223cm">
          <draw:text-box>
            <text:p>A(40,60)</text:p>
          </draw:text-box>
        </draw:frame>
        <draw:frame draw:style-name="gr6" draw:layer="layout" svg:width="3.773cm" svg:height="0.962cm" svg:x="2.053cm" svg:y="9.123cm">
          <draw:text-box>
            <text:p>C(25,1590)</text:p>
          </draw:text-box>
        </draw:frame>
        <draw:custom-shape draw:style-name="gr7" draw:text-style-name="P1" draw:layer="layout" svg:width="0.381cm" svg:height="0.381cm" svg:x="4.93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6.336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2.835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3.434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7.933cm" svg:y="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8.732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133cm" svg:height="0.962cm" svg:x="6.653cm" svg:y="9.023cm">
          <draw:text-box>
            <text:p>E(70,20)</text:p>
          </draw:text-box>
        </draw:frame>
        <draw:frame draw:style-name="gr6" draw:layer="layout" svg:width="3.133cm" svg:height="0.962cm" svg:x="7.365cm" svg:y="5.48cm">
          <draw:text-box>
            <text:p>F(80,70)</text:p>
          </draw:text-box>
        </draw:frame>
        <draw:custom-shape draw:style-name="gr8" draw:text-style-name="P1" draw:layer="layout" svg:width="1.143cm" svg:height="1.143cm" svg:x="21.22cm" svg:y="5.75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43cm" svg:height="1.143cm" svg:x="19.319cm" svg:y="8.25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3.218cm" svg:y="8.254cm">
          <text:p text:style-name="P1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143cm" svg:height="1.143cm" svg:x="17.718cm" svg:y="10.5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1.117cm" svg:y="10.5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4.716cm" svg:y="10.55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82cm" svg:y1="11.108cm" svg:x2="19.796cm" svg:y2="11.16cm">
          <text:p/>
        </draw:line>
        <draw:line draw:style-name="gr10" draw:text-style-name="P1" draw:layer="layout" svg:x1="16.24cm" svg:y1="6.334cm" svg:x2="21.193cm" svg:y2="6.334cm">
          <text:p/>
        </draw:line>
        <draw:line draw:style-name="gr10" draw:text-style-name="P1" draw:layer="layout" svg:x1="16.113cm" svg:y1="8.874cm" svg:x2="19.161cm" svg:y2="8.874cm">
          <text:p/>
        </draw:line>
        <draw:line draw:style-name="gr10" draw:text-style-name="P1" draw:layer="layout" svg:x1="15.859cm" svg:y1="11.16cm" svg:x2="17.76cm" svg:y2="11.124cm">
          <text:p/>
        </draw:line>
        <draw:line draw:style-name="gr11" draw:text-style-name="P1" draw:layer="layout" svg:x1="21.447cm" svg:y1="6.715cm" svg:x2="20.177cm" svg:y2="8.366cm">
          <text:p/>
        </draw:line>
        <draw:line draw:style-name="gr12" draw:text-style-name="P1" draw:layer="layout" svg:x1="22.209cm" svg:y1="6.715cm" svg:x2="23.479cm" svg:y2="8.366cm">
          <text:p/>
        </draw:line>
        <draw:line draw:style-name="gr12" draw:text-style-name="P1" draw:layer="layout" svg:x1="19.546cm" svg:y1="9.215cm" svg:x2="18.526cm" svg:y2="10.652cm">
          <text:p/>
        </draw:line>
        <draw:line draw:style-name="gr12" draw:text-style-name="P1" draw:layer="layout" svg:x1="20.304cm" svg:y1="9.255cm" svg:x2="21.447cm" svg:y2="10.652cm">
          <text:p/>
        </draw:line>
        <draw:line draw:style-name="gr12" draw:text-style-name="P1" draw:layer="layout" svg:x1="24.114cm" svg:y1="9.255cm" svg:x2="25.13cm" svg:y2="10.525cm">
          <text:p/>
        </draw:line>
      </draw:page>
      <draw:page draw:name="page2" draw:style-name="dp1" draw:master-page-name="Default">
        <draw:custom-shape draw:style-name="gr13" draw:text-style-name="P1" draw:layer="layout" svg:width="8.255cm" svg:height="5.334cm" svg:x="4.175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09cm" svg:y1="4.529cm" svg:x2="9.509cm" svg:y2="9.863cm">
          <text:p/>
        </draw:line>
        <draw:line draw:style-name="gr2" draw:text-style-name="P1" draw:layer="layout" svg:x1="9.482cm" svg:y1="6.253cm" svg:x2="4.148cm" svg:y2="6.253cm">
          <text:p/>
        </draw:line>
        <draw:line draw:style-name="gr2" draw:text-style-name="P1" draw:layer="layout" svg:x1="9.509cm" svg:y1="8.112cm" svg:x2="12.43cm" svg:y2="8.112cm">
          <text:p/>
        </draw:line>
        <draw:custom-shape draw:style-name="gr14" draw:text-style-name="P1" draw:layer="layout" svg:width="2.032cm" svg:height="0.762cm" svg:x="7.477cm" svg:y="5.4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48cm" svg:height="2.159cm" svg:x="6.461cm" svg:y="7.73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09cm" svg:y1="8.911cm" svg:x2="6.461cm" svg:y2="8.874cm">
          <text:p/>
        </draw:line>
        <draw:frame draw:style-name="gr15" draw:layer="layout" svg:width="1.016cm" svg:height="1.012cm" svg:x="4.683cm" svg:y="9.001cm">
          <draw:text-box>
            <text:p>D</text:p>
          </draw:text-box>
        </draw:frame>
        <draw:frame draw:style-name="gr16" draw:layer="layout" svg:width="1.143cm" svg:height="1.52cm" svg:x="4.81cm" svg:y="6.715cm">
          <draw:text-box>
            <text:p>E</text:p>
          </draw:text-box>
        </draw:frame>
        <draw:frame draw:style-name="gr17" draw:layer="layout" svg:width="1.524cm" svg:height="1.774cm" svg:x="9.89cm" svg:y="5.318cm">
          <draw:text-box>
            <text:p>B</text:p>
          </draw:text-box>
        </draw:frame>
        <draw:frame draw:style-name="gr15" draw:layer="layout" svg:width="1.016cm" svg:height="1.012cm" svg:x="10.398cm" svg:y="8.62cm">
          <draw:text-box>
            <text:p>A</text:p>
          </draw:text-box>
        </draw:frame>
        <draw:frame draw:style-name="gr6" draw:layer="layout" svg:width="0.889cm" svg:height="0.962cm" svg:x="4.618cm" svg:y="4.845cm">
          <draw:text-box>
            <text:p>G</text:p>
          </draw:text-box>
        </draw:frame>
        <draw:frame draw:style-name="gr18" draw:layer="layout" svg:width="1.143cm" svg:height="1.139cm" svg:x="7.223cm" svg:y="8.239cm">
          <draw:text-box>
            <text:p>C</text:p>
          </draw:text-box>
        </draw:frame>
        <draw:frame draw:style-name="gr6" draw:layer="layout" svg:width="1.016cm" svg:height="0.962cm" svg:x="7.985cm" svg:y="5.399cm">
          <draw:text-box>
            <text:p>F</text:p>
          </draw:text-box>
        </draw:frame>
        <draw:custom-shape draw:style-name="gr8" draw:text-style-name="P1" draw:layer="layout" svg:width="1.143cm" svg:height="1.143cm" svg:x="19.869cm" svg:y="3.794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143cm" svg:height="1.143cm" svg:x="17.918cm" svg:y="5.0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1.92cm" svg:y="4.999cm">
          <text:p text:style-name="P1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143cm" svg:height="1.038cm" svg:x="16.317cm" svg:y="6.55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9.616cm" svg:y="6.552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259cm" svg:height="1.143cm" svg:x="18.472cm" svg:y="8.34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923cm" svg:y1="4.556cm" svg:x2="18.907cm" svg:y2="5.318cm">
          <text:p/>
        </draw:line>
        <draw:line draw:style-name="gr12" draw:text-style-name="P1" draw:layer="layout" svg:x1="20.939cm" svg:y1="4.556cm" svg:x2="22.082cm" svg:y2="5.191cm">
          <text:p/>
        </draw:line>
        <draw:line draw:style-name="gr12" draw:text-style-name="P1" draw:layer="layout" svg:x1="18.072cm" svg:y1="6.034cm" svg:x2="17.318cm" svg:y2="6.777cm">
          <text:p/>
        </draw:line>
        <draw:line draw:style-name="gr12" draw:text-style-name="P1" draw:layer="layout" svg:x1="18.907cm" svg:y1="5.953cm" svg:x2="19.869cm" svg:y2="6.642cm">
          <text:p/>
        </draw:line>
        <draw:line draw:style-name="gr12" draw:text-style-name="P1" draw:layer="layout" svg:x1="22.836cm" svg:y1="5.988cm" svg:x2="23.598cm" svg:y2="6.877cm">
          <text:p/>
        </draw:line>
        <draw:custom-shape draw:style-name="gr9" draw:text-style-name="P1" draw:layer="layout" svg:width="1.143cm" svg:height="1.143cm" svg:x="14.878cm" svg:y="8.17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3.416cm" svg:y="9.7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575cm" svg:y1="7.558cm" svg:x2="15.813cm" svg:y2="8.447cm">
          <text:p/>
        </draw:line>
        <draw:line draw:style-name="gr12" draw:text-style-name="P1" draw:layer="layout" svg:x1="19.942cm" svg:y1="7.612cm" svg:x2="19.442cm" svg:y2="8.455cm">
          <text:p/>
        </draw:line>
        <draw:line draw:style-name="gr12" draw:text-style-name="P1" draw:layer="layout" svg:x1="15.051cm" svg:y1="9.209cm" svg:x2="14.385cm" svg:y2="10cm">
          <text:p/>
        </draw:line>
        <draw:line draw:style-name="gr12" draw:text-style-name="P1" draw:layer="layout" svg:x1="22.228cm" svg:y1="6.034cm" svg:x2="21.466cm" svg:y2="7.05cm">
          <text:p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6T11:53:52</meta:creation-date>
    <dc:date>2014-04-23T14:24:20</dc:date>
    <meta:editing-duration>P7DT1H58M56S</meta:editing-duration>
    <meta:editing-cycles>3</meta:editing-cycles>
    <meta:generator>LibreOffice/3.5$Linux_X86_64 LibreOffice_project/350m1$Build-2</meta:generator>
    <meta:document-statistic meta:object-count="70"/>
  </office:meta>
</office:document-meta>
</file>